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2020-12-17 15:0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748528" calcext:value-type="float">
            <text:p>5.7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2016-11-03 17:27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09648" calcext:value-type="float">
            <text:p>14.70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2015-11-24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418064" calcext:value-type="float">
            <text:p>10.418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2012-11-20 15:1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422136" calcext:value-type="float">
            <text:p>6.422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2009-11-16 18:1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.230112" calcext:value-type="float">
            <text:p>6.2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2004-11-22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58496" calcext:value-type="float">
            <text:p>38.25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LO-0298</text:p>
          </table:table-cell>
          <table:table-cell office:value-type="string" calcext:value-type="string">
            <text:p>1994-02-16 23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0104" calcext:value-type="float">
            <text:p>7.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